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1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14464" calcext:value-type="float">
            <text:p>57.8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6344" calcext:value-type="float">
            <text:p>57.6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7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7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7464" calcext:value-type="float">
            <text:p>55.1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0301</text:p>
          </table:table-cell>
          <table:table-cell office:value-type="string" calcext:value-type="string">
            <text:p>195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